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list-style-name="">
      <style:paragraph-properties style:text-autospace="none"/>
      <style:text-properties fo:color="#000000" style:text-line-through-style="none" style:font-name="Arial1" fo:font-size="9pt"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4"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0pt" fo:font-style="italic" style:text-underline-style="none" fo:font-weight="normal" style:font-name-asian="Arial1" style:font-size-asian="10pt" style:font-style-asian="italic" style:font-weight-asian="normal" style:font-name-complex="Arial1" style:font-size-complex="10pt" style:font-style-complex="italic"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0pt" fo:font-style="normal" style:text-underline-style="solid" style:text-underline-width="auto" style:text-underline-color="font-color" fo:font-weight="bold" style:font-name-asian="Arial1" style:font-size-asian="10pt" style:font-style-asian="normal" style:font-weight-asian="bold" style:font-name-complex="Arial1" style:font-size-complex="10pt" style:font-style-complex="normal" style:font-weight-complex="bold"/>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9pt"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9"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6" style:family="text">
      <style:text-properties fo:color="#000000" style:text-line-through-style="none" style:font-name="Arial1" fo:font-size="10pt" fo:font-style="italic" style:text-underline-style="none" fo:font-weight="normal" style:font-name-asian="Arial1" style:font-size-asian="10pt" style:font-style-asian="italic" style:font-weight-asian="normal" style:font-name-complex="Arial1" style:font-size-complex="10pt" style:font-style-complex="italic" style:font-weight-complex="normal"/>
    </style:style>
    <style:style style:name="T7" style:family="text">
      <style:text-properties fo:color="#000000" style:text-line-through-style="none" style:font-name="Arial1" fo:font-size="9pt"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T8" style:family="text">
      <style:text-properties fo:color="#000000" style:text-line-through-style="none" style:font-name="Arial1" fo:font-size="9pt" fo:font-style="normal" style:text-underline-style="none" fo:font-weight="bold" style:font-name-asian="Arial1" style:font-size-asian="9pt" style:font-style-asian="normal" style:font-weight-asian="bold" style:font-name-complex="Arial1" style:font-size-complex="9pt" style:font-style-complex="normal" style:font-weight-complex="bold"/>
    </style:style>
    <style:style style:name="T9" style:family="text">
      <style:text-properties fo:color="#000000" style:text-line-through-style="none" style:font-name="Arial1" fo:font-size="9pt" fo:font-style="italic" style:text-underline-style="none" fo:font-weight="normal" style:font-name-asian="Arial1" style:font-size-asian="9pt" style:font-style-asian="italic" style:font-weight-asian="normal" style:font-name-complex="Arial1" style:font-size-complex="9pt" style:font-style-complex="italic" style:font-weight-complex="normal"/>
    </style:style>
    <style:style style:name="T10" style:family="text">
      <style:text-properties fo:color="#000000" style:text-line-through-style="none" style:font-name="Arial1" fo:font-size="9pt" fo:font-style="italic" style:text-underline-style="none" fo:font-weight="bold" style:font-name-asian="Arial1" style:font-size-asian="9pt" style:font-style-asian="italic" style:font-weight-asian="bold" style:font-name-complex="Arial1" style:font-size-complex="9pt" style:font-style-complex="italic" style:font-weight-complex="bold"/>
    </style:style>
    <style:style style:name="T11" style:family="text">
      <style:text-properties fo:font-style="italic" fo:font-weight="bold" style:font-style-asian="italic" style:font-weight-asian="bold"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
      <text:p text:style-name="P2"><text:span text:style-name="T1"><text:s/></text:span><text:span text:style-name="T2">25 </text:span></text:p>
      <text:p text:style-name="P3">Voodoo </text:p>
      <text:p text:style-name="P4">Voodoo </text:p>
      <text:p text:style-name="P4">(Für den Verräter) </text:p>
      <text:p text:style-name="P4"><text:span text:style-name="T4"/></text:p>
      <text:p text:style-name="P5">Zeit, alle Masken fallen zu lassen. Du hast alles für diese Nacht vorbereitet. Du hast das Wesen deiner neuen Freunde im Verborgenen studiert. Du hast die Ähnlichkeiten übergenau verarbeitet. Du hast alles perfekt im Haus arrangiert. </text:p>
      <text:p text:style-name="P5">Und jetzt sind deine Freunde alle da. Alle deine Freunde und alle deine Puppen. Der Nervenkitzel bringt dich zum Lachen, so stark, dass du kaum aufhören kannst. Aber der Reihe nach. Es gibt etwas zu tun: Voodoo. </text:p>
      <text:p text:style-name="P6"/>
      <text:p text:style-name="P6">Ab sofort </text:p>
      <text:p text:style-name="P9"><text:span text:style-name="T7">• Dein Charakter ist weiter im Spiel, wurde aber zum Verräter. </text:span></text:p>
      <text:p text:style-name="P9"><text:span text:style-name="T7">• Nimm die Turn/Damage-Karte mit einem Marker bei „0“, um damit den Ablauf der Zeit festzuhalten. </text:span></text:p>
      <text:p text:style-name="P9"><text:span text:style-name="T7">• Sieh dir die Liste der Voodoopuppen an. Wähle für jeden Helden eine aus und schreibe deine Wahl auf ein Stück Papier. Schreibe ebenfalls auf, in welchem der jeweils 2 Räume sich die Puppe befindet. </text:span></text:p>
      <text:p text:style-name="P9"><text:span text:style-name="T7">• Wurde einer der beiden Räume noch nicht entdeckt, musst du den anderen wählen. Erzähle den Helden nicht, wo sich die Puppen befinden. </text:span></text:p>
      <text:p text:style-name="P9"><text:span text:style-name="T7">• Nachdem du für jeden Spieler eine Voodoopuppe ausgewählt hast, lies das Zitat unter „Beschreibung…“ für jede Puppe vor. </text:span></text:p>
      <text:p text:style-name="P1"/>
      <text:p text:style-name="P6">Was du über die anderen Spieler weißt </text:p>
      <text:p text:style-name="P7">Sie werden versuchen, die Puppen zu finden und zu zerstören. </text:p>
      <text:p text:style-name="P6"/>
      <text:p text:style-name="P6">Du gewinnst wenn </text:p>
      <text:p text:style-name="P7">alle Helden tot sind. </text:p>
      <text:p text:style-name="P6"/>
      <text:p text:style-name="P6">Du tust Folgendes während deines Spielzuges </text:p>
      <text:p text:style-name="P7">Am Ende jedes deiner Züge bewegst du den Marker der Turn/Damage-Karte um 1 Feld weiter. Alle Puppen die noch nicht zerstört wurden beeinflussen ihren zugeordneten Forscher jetzt. Lies das Zitat unter „Auswirkungen…“ laut vor. </text:p>
      <text:p text:style-name="P6"/>
      <text:p text:style-name="P6">Beschreibung der Voodoopuppen </text:p>
      <text:p text:style-name="P8"><text:span text:style-name="T7">Eine WACHSPUPPE schmilzt im Ofenraum (furnace) oder der Küche (kitchen). </text:span><text:span text:style-name="T10">„Du verbrennst!“ </text:span></text:p>
      <text:p text:style-name="P8"><text:span text:style-name="T7">Eine CHINAPUPPE balanciert gefährlich im Luftzug des Balkons oder Turms (tower). </text:span><text:span text:style-name="T10">„Der Boden, weit unten, wartet!“ </text:span></text:p>
      <text:p text:style-name="P7">Eine STEINPUPPE versinkt im Schlamm des unterirdischen Sees (underground lake) oder dem Friedhof (graveyard). </text:p>
      <text:p text:style-name="P7"><text:span text:style-name="T11">„Du versinkst im dunklen, dreckigen Schlamm!“ </text:span></text:p>
      <text:p text:style-name="P8"><text:span text:style-name="T7">Eine GLASPUPPE liegt zwischen den Kerzen des Pentagrammraumes oder in der Kapelle (chapel). </text:span><text:span text:style-name="T10">„Böses, Böses überall. Das unheilige Böse!“ </text:span></text:p>
      <text:p text:style-name="P8"><text:span text:style-name="T7">Eine LUMPENPUPPE hängt an einem Rosenbusch im Garten oder im Gewächshaus (conservatory). </text:span><text:span text:style-name="T10">„Von Nadeln durchbohrt. Schmutz und Blut!“ </text:span></text:p>
      <text:p text:style-name="P8"><text:span text:style-name="T7">Eine HOLZPUPPE wird von den Ratten angenagt in der Krypta oder den Katakomben. </text:span><text:span text:style-name="T10">„Kleine Zähne. Große Bisse. Viel Schmerzen!“ </text:span></text:p>
      <text:p text:style-name="P6"/>
      <text:p text:style-name="P6">Auswirkungen der Voodoopuppen </text:p>
      <text:p text:style-name="P8"><text:span text:style-name="T7">WACHSPUPPE: Der Held verliert 1 Punkt Stärke. </text:span><text:span text:style-name="T10">„Das Feuer verbrennt Gute und Böse!“ </text:span></text:p>
      <text:p text:style-name="P8"><text:span text:style-name="T7">CHINAPUPPE: Wirf 4 Würfel. Ist das Ergebnis niedriger als die Rundenzahl, fällt die Puppe hinunter und tötet den Helden. </text:span><text:span text:style-name="T10">„Ein starker Wind erfasst dich!“ </text:span></text:p>
      <text:p text:style-name="P8"><text:span text:style-name="T7">STEINPUPPE: Der Held bekommt langsam keine Luft mehr und muss einen Stärkewurf machen. Ist das Ergebnis niedriger als die Rundennummer, verliert er 1 Punkt in jeder Eigenschaft. </text:span><text:span text:style-name="T10">„Du versinkst im Schlamm. So dunkel. So dreckig!“ </text:span></text:p>
      <text:p text:style-name="P8"><text:span text:style-name="T7">GLASPUPPE: Der Held verliert 1 Punkt Gesundheit. </text:span><text:span text:style-name="T10">„Das Böse ist da, wo vorher das Gute war!“ </text:span></text:p>
      <text:p text:style-name="P8"><text:span text:style-name="T7">LUMPENPUPPE: Der Held muss einen Wissenswurf versuchen. Ist das Ergebnis niedriger als die Rundenzahl, erleidet er 2 Punkte physischen Schaden. </text:span><text:span text:style-name="T10">„Blutrot kommt der Tod!“ </text:span></text:p>
      <text:p text:style-name="P8"><text:span text:style-name="T7">HOLZPUPPE: Der Held verliert 1 Punkte Geschwindigkeit. </text:span><text:span text:style-name="T8">„</text:span><text:span text:style-name="T10">Dreckige Steine, funkelnde Augen, scharfe Krallen!“ </text:span></text:p>
      <text:p text:style-name="P6"/>
      <text:p text:style-name="P6">Wenn du gewinnst </text:p>
      <text:p text:style-name="P5">Du nimmst deinen großen roten Stift und schraubst die Kappe ab. Nachdem du dein Fotoalbum geöffnet hast, blätterst du die Bilder der früheren Puppen durch und kommt zu den letzten Seiten. </text:p>
      <text:p text:style-name="P5">Eins, zwei, drei, streichst du die zuletzt eingeklebten Bilder mit einem großen roten „X“ durch. Das Gefühl, deine Aufgabe erfüllt zu haben steigt in dir hoch. Aber es bleibt nicht lange. </text:p>
      <text:p text:style-name="P8"><text:span text:style-name="T6">Zeit, neue Freunde zu find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8T17:31:53.48</meta:creation-date>
    <meta:document-statistic meta:table-count="0" meta:image-count="0" meta:object-count="0" meta:page-count="1" meta:paragraph-count="37" meta:word-count="570" meta:character-count="3589"/>
    <dc:date>2015-02-18T17:38:35.98</dc:date>
    <meta:editing-duration>PT6M42S</meta:editing-duration>
    <meta:editing-cycles>1</meta:editing-cycles>
    <meta:generator>OpenOffice.org/3.3$Win32 OpenOffice.org_project/330m20$Build-9567</meta:generator>
  </office:meta>
</office:document-meta>
</file>